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729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153cm"/>
    </style:style>
    <style:style style:name="Tabla1.D" style:family="table-column">
      <style:table-column-properties style:column-width="0.529cm"/>
    </style:style>
    <style:style style:name="Tabla1.E" style:family="table-column">
      <style:table-column-properties style:column-width="3.112cm"/>
    </style:style>
    <style:style style:name="Tabla1.F" style:family="table-column">
      <style:table-column-properties style:column-width="2.279cm"/>
    </style:style>
    <style:style style:name="Tabla1.1" style:family="table-row">
      <style:table-row-properties fo:background-color="#e2e4ff">
        <style:background-image/>
      </style:table-row-properties>
    </style:style>
    <style:style style:name="Tabla1.A1" style:family="table-cell">
      <style:table-cell-properties style:vertical-align="middle"/>
    </style:style>
    <style:style style:name="Tabla1.F1" style:family="table-cell">
      <style:table-cell-properties style:vertical-align="middle" fo:background-color="#d3d6ff">
        <style:background-image/>
      </style:table-cell-properties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1.517cm"/>
    </style:style>
    <style:style style:name="Tabla2.B" style:family="table-column">
      <style:table-column-properties style:column-width="3.059cm"/>
    </style:style>
    <style:style style:name="Tabla2.C" style:family="table-column">
      <style:table-column-properties style:column-width="7.112cm"/>
    </style:style>
    <style:style style:name="Tabla2.D" style:family="table-column">
      <style:table-column-properties style:column-width="0.527cm"/>
    </style:style>
    <style:style style:name="Tabla2.E" style:family="table-column">
      <style:table-column-properties style:column-width="3.101cm"/>
    </style:style>
    <style:style style:name="Tabla2.F" style:family="table-column">
      <style:table-column-properties style:column-width="2.274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/>
    </style:style>
    <style:style style:name="Tabla2.F1" style:family="table-cell">
      <style:table-cell-properties style:vertical-align="middle" fo:background-color="#eaebff">
        <style:background-image/>
      </style:table-cell-properties>
    </style:style>
    <style:style style:name="Tabla3" style:family="table">
      <style:table-properties style:width="17.59cm" table:align="left"/>
    </style:style>
    <style:style style:name="Tabla3.A" style:family="table-column">
      <style:table-column-properties style:column-width="2.152cm"/>
    </style:style>
    <style:style style:name="Tabla3.B" style:family="table-column">
      <style:table-column-properties style:column-width="3.932cm"/>
    </style:style>
    <style:style style:name="Tabla3.C" style:family="table-column">
      <style:table-column-properties style:column-width="5.577cm"/>
    </style:style>
    <style:style style:name="Tabla3.D" style:family="table-column">
      <style:table-column-properties style:column-width="0.492cm"/>
    </style:style>
    <style:style style:name="Tabla3.E" style:family="table-column">
      <style:table-column-properties style:column-width="2.683cm"/>
    </style:style>
    <style:style style:name="Tabla3.F" style:family="table-column">
      <style:table-column-properties style:column-width="2.708cm"/>
    </style:style>
    <style:style style:name="Tabla3.G" style:family="table-column">
      <style:table-column-properties style:column-width="0.046cm"/>
    </style:style>
    <style:style style:name="Tabla3.1" style:family="table-row">
      <style:table-row-properties fo:background-color="#e2e4ff">
        <style:background-image/>
      </style:table-row-properties>
    </style:style>
    <style:style style:name="Tabla3.A1" style:family="table-cell">
      <style:table-cell-properties style:vertical-align="middle"/>
    </style:style>
    <style:style style:name="Tabla3.F1" style:family="table-cell">
      <style:table-cell-properties style:vertical-align="middle" fo:background-color="#d3d6ff">
        <style:background-image/>
      </style:table-cell-properties>
    </style:style>
    <style:style style:name="Tabla3.2" style:family="table-row">
      <style:table-row-properties fo:background-color="#ffffff">
        <style:background-image/>
      </style:table-row-properties>
    </style:style>
    <style:style style:name="Tabla3.F2" style:family="table-cell">
      <style:table-cell-properties style:vertical-align="middle" fo:background-color="#eaebff">
        <style:background-image/>
      </style:table-cell-properties>
    </style:style>
    <style:style style:name="Tabla4" style:family="table">
      <style:table-properties style:width="2.556cm" table:align="center"/>
    </style:style>
    <style:style style:name="Tabla4.A" style:family="table-column">
      <style:table-column-properties style:column-width="0.646cm"/>
    </style:style>
    <style:style style:name="Tabla4.B" style:family="table-column">
      <style:table-column-properties style:column-width="0.593cm"/>
    </style:style>
    <style:style style:name="Tabla4.C" style:family="table-column">
      <style:table-column-properties style:column-width="0.619cm"/>
    </style:style>
    <style:style style:name="Tabla4.D" style:family="table-column">
      <style:table-column-properties style:column-width="0.699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2.556cm" table:align="center"/>
    </style:style>
    <style:style style:name="Tabla5.A" style:family="table-column">
      <style:table-column-properties style:column-width="0.646cm"/>
    </style:style>
    <style:style style:name="Tabla5.B" style:family="table-column">
      <style:table-column-properties style:column-width="0.593cm"/>
    </style:style>
    <style:style style:name="Tabla5.C" style:family="table-column">
      <style:table-column-properties style:column-width="0.619cm"/>
    </style:style>
    <style:style style:name="Tabla5.D" style:family="table-column">
      <style:table-column-properties style:column-width="0.69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2.556cm" table:align="center"/>
    </style:style>
    <style:style style:name="Tabla6.A" style:family="table-column">
      <style:table-column-properties style:column-width="0.646cm"/>
    </style:style>
    <style:style style:name="Tabla6.B" style:family="table-column">
      <style:table-column-properties style:column-width="0.593cm"/>
    </style:style>
    <style:style style:name="Tabla6.C" style:family="table-column">
      <style:table-column-properties style:column-width="0.619cm"/>
    </style:style>
    <style:style style:name="Tabla6.D" style:family="table-column">
      <style:table-column-properties style:column-width="0.69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2.556cm" table:align="center"/>
    </style:style>
    <style:style style:name="Tabla7.A" style:family="table-column">
      <style:table-column-properties style:column-width="0.646cm"/>
    </style:style>
    <style:style style:name="Tabla7.B" style:family="table-column">
      <style:table-column-properties style:column-width="0.593cm"/>
    </style:style>
    <style:style style:name="Tabla7.C" style:family="table-column">
      <style:table-column-properties style:column-width="0.619cm"/>
    </style:style>
    <style:style style:name="Tabla7.D" style:family="table-column">
      <style:table-column-properties style:column-width="0.69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2.556cm" table:align="center"/>
    </style:style>
    <style:style style:name="Tabla8.A" style:family="table-column">
      <style:table-column-properties style:column-width="0.646cm"/>
    </style:style>
    <style:style style:name="Tabla8.B" style:family="table-column">
      <style:table-column-properties style:column-width="0.593cm"/>
    </style:style>
    <style:style style:name="Tabla8.C" style:family="table-column">
      <style:table-column-properties style:column-width="0.619cm"/>
    </style:style>
    <style:style style:name="Tabla8.D" style:family="table-column">
      <style:table-column-properties style:column-width="0.69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2.556cm" table:align="center"/>
    </style:style>
    <style:style style:name="Tabla9.A" style:family="table-column">
      <style:table-column-properties style:column-width="0.646cm"/>
    </style:style>
    <style:style style:name="Tabla9.B" style:family="table-column">
      <style:table-column-properties style:column-width="0.593cm"/>
    </style:style>
    <style:style style:name="Tabla9.C" style:family="table-column">
      <style:table-column-properties style:column-width="0.619cm"/>
    </style:style>
    <style:style style:name="Tabla9.D" style:family="table-column">
      <style:table-column-properties style:column-width="0.699cm"/>
    </style:style>
    <style:style style:name="Tabla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 fo:padding="0cm" fo:border="none"/>
    </style:style>
    <style:style style:name="P3" style:family="paragraph" style:parent-style-name="Table_20_Contents">
      <style:paragraph-properties fo:text-align="center" style:justify-single-word="false" fo:padding="0cm" fo:border="none"/>
    </style:style>
    <style:style style:name="P4" style:family="paragraph" style:parent-style-name="Table_20_Contents">
      <style:paragraph-properties fo:padding="0cm" fo:border="none"/>
      <style:text-properties fo:color="#22222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esultados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71586379</text:p>
          </table:table-cell>
          <table:table-cell table:style-name="Tabla1.A1" office:value-type="string">
            <text:p text:style-name="P2">GUSTAVO ARIAS GIRALDO</text:p>
          </table:table-cell>
          <table:table-cell table:style-name="Tabla1.A1" office:value-type="string">
            <text:p text:style-name="P2">ECOGRAFIA DE VIAS URINARIAS (RIÑONES VEJIGA Y PROSTATA TRANSABDOMINAL)</text:p>
          </table:table-cell>
          <table:table-cell table:style-name="Tabla1.A1" office:value-type="string">
            <text:p text:style-name="P2">N/A</text:p>
          </table:table-cell>
          <table:table-cell table:style-name="Tabla1.A1" office:value-type="string">
            <text:p text:style-name="P2">ARLENSON VARGAS URREA</text:p>
          </table:table-cell>
          <table:table-cell table:style-name="Tabla1.F1" office:value-type="string">
            <text:p text:style-name="P3">2015-07-07 / 16:08:25</text:p>
          </table:table-cell>
        </table:table-row>
      </table:table>
      <text:p text:style-name="Standard"><text:bookmark text:name="Resultados1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">8233183</text:p>
          </table:table-cell>
          <table:table-cell table:style-name="Tabla2.A1" office:value-type="string">
            <text:p text:style-name="P2">RAMON OLIVER RAMIREZ PEREZ</text:p>
          </table:table-cell>
          <table:table-cell table:style-name="Tabla2.A1" office:value-type="string">
            <text:p text:style-name="P2">ECOGRAFIA DE VIAS URINARIAS (RIÑONES VEJIGA Y PROSTATA TRANSABDOMINAL)</text:p>
          </table:table-cell>
          <table:table-cell table:style-name="Tabla2.A1" office:value-type="string">
            <text:p text:style-name="P2">N/A</text:p>
          </table:table-cell>
          <table:table-cell table:style-name="Tabla2.A1" office:value-type="string">
            <text:p text:style-name="P2">ARLENSON VARGAS URREA</text:p>
          </table:table-cell>
          <table:table-cell table:style-name="Tabla2.F1" office:value-type="string">
            <text:p text:style-name="P3">2015-07-07 / 16:22:13</text:p>
          </table:table-cell>
        </table:table-row>
      </table:table>
      <text:p text:style-name="Standard"><text:bookmark text:name="Resultados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">21256682</text:p>
          </table:table-cell>
          <table:table-cell table:style-name="Tabla3.A1" office:value-type="string">
            <text:p text:style-name="P2">HERIOINA DE MARIA AUXILIADORA TEJADA DE CAÑOLA</text:p>
          </table:table-cell>
          <table:table-cell table:style-name="Tabla3.A1" office:value-type="string">
            <text:p text:style-name="P2">ECOGRAFIA DE VIAS URINARIAS (RIÑONES VEJIGA Y PROSTATA TRANSABDOMINAL)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1" office:value-type="string">
            <text:p text:style-name="P3">2015-07-07 / 16:54:32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D"/>
              <table:table-row>
                <table:table-cell table:style-name="Tabla4.A1" office:value-type="string">
                  <text:p text:style-name="P4"/>
                </table:table-cell>
                <table:table-cell table:style-name="Tabla4.A1" office:value-type="string">
                  <text:p text:style-name="P4"/>
                </table:table-cell>
                <table:table-cell table:style-name="Tabla4.A1" office:value-type="string">
                  <text:p text:style-name="P4"/>
                </table:table-cell>
                <table:table-cell table:style-name="Tabla4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2">
          <table:table-cell table:style-name="Tabla3.A1" office:value-type="string">
            <text:p text:style-name="P2">21256682</text:p>
          </table:table-cell>
          <table:table-cell table:style-name="Tabla3.A1" office:value-type="string">
            <text:p text:style-name="P2">HERIOINA DE MARIA AUXILIADORA TEJADA DE CAÑOLA</text:p>
          </table:table-cell>
          <table:table-cell table:style-name="Tabla3.A1" office:value-type="string">
            <text:p text:style-name="P2">ULTRASONOGRAFIA PELVICA GINECOLOGICA TRANSVAGINAL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2" office:value-type="string">
            <text:p text:style-name="P3">2015-07-07 / 16:56:09</text:p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row>
                <table:table-cell table:style-name="Tabla5.A1" office:value-type="string">
                  <text:p text:style-name="P4"><draw:a xlink:type="simple" xlink:href="http://www.portalprodiagnostico.com.co/NewEpsilon/contenido/RIS/WorkList/Transcripcion/SubirResultado.php?informe=MzQ0Njg1&amp;usuario=%20MTAzNjYxMjA1MA==" office:target-frame-name="pop-up" xlink:show="replace"><draw:frame draw:style-name="fr1" draw:name="gráficos5" text:anchor-type="as-char" svg:width="0.467cm" svg:height="0.467cm" draw:z-index="0"><draw:image xlink:href="http://www.portalprodiagnostico.com.co/NewEpsilon/images/apply.png" xlink:type="simple" xlink:show="embed" xlink:actuate="onLoad"/></draw:frame></draw:a></text:p>
                </table:table-cell>
                <table:table-cell table:style-name="Tabla5.A1" office:value-type="string">
                  <text:p text:style-name="P4"><draw:a xlink:type="simple" xlink:href="http://www.portalprodiagnostico.com.co/NewEpsilon/contenido/RIS/formularios/VistaPrevia1.php?informe=MzQ0Njg1" office:target-frame-name="popup" xlink:show="replace"><draw:frame draw:style-name="fr1" draw:name="gráficos6" text:anchor-type="as-char" svg:width="0.441cm" svg:height="0.441cm" draw:z-index="1"><draw:image xlink:href="http://www.portalprodiagnostico.com.co/NewEpsilon/images/fileprint.png" xlink:type="simple" xlink:show="embed" xlink:actuate="onLoad"/></draw:frame></draw:a></text:p>
                </table:table-cell>
                <table:table-cell table:style-name="Tabla5.A1" office:value-type="string">
                  <text:p text:style-name="P4"><draw:a xlink:type="simple" xlink:href="http://www.portalprodiagnostico.com.co/NewEpsilon/contenido/RIS/formularios/AccionesAgenda/VerDetalles.php?idInforme=MzQ0Njg1&amp;usuario=MTAzNjYxMjA1MA==" office:target-frame-name="pop-up" xlink:show="replace"><draw:frame draw:style-name="fr1" draw:name="gráficos7" text:anchor-type="as-char" svg:width="0.467cm" svg:height="0.467cm" draw:z-index="2"><draw:image xlink:href="http://www.portalprodiagnostico.com.co/NewEpsilon/images/kfind.png" xlink:type="simple" xlink:show="embed" xlink:actuate="onLoad"/></draw:frame></draw:a></text:p>
                </table:table-cell>
                <table:table-cell table:style-name="Tabla5.A1" office:value-type="string">
                  <text:p text:style-name="P4"><draw:a xlink:type="simple" xlink:href="http://www.portalprodiagnostico.com.co/NewEpsilon/contenido/RIS/WorkList/notes/EventosAdversos.php?idInforme=MzQ0Njg1&amp;usuario=MTAzNjYxMjA1MA==" office:target-frame-name="pop-up" xlink:show="replace"><draw:frame draw:style-name="fr1" draw:name="gráficos8" text:anchor-type="as-char" svg:width="0.467cm" svg:height="0.467cm" draw:z-index="3"><draw:image xlink:href="http://www.portalprodiagnostico.com.co/NewEpsilon/images/adblock.png" xlink:type="simple" xlink:show="embed" xlink:actuate="onLoad"/></draw:frame></draw:a></text:p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1">
          <table:table-cell table:style-name="Tabla3.A1" office:value-type="string">
            <text:p text:style-name="P2">1035425967</text:p>
          </table:table-cell>
          <table:table-cell table:style-name="Tabla3.A1" office:value-type="string">
            <text:p text:style-name="P2">DANDENIS MUÑOZ ECHAVARRIA</text:p>
          </table:table-cell>
          <table:table-cell table:style-name="Tabla3.A1" office:value-type="string">
            <text:p text:style-name="P2">ECOGRAFIA TESTICULAR (VARICOCELE TORCION) CON ANALISIS DOPPLER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1" office:value-type="string">
            <text:p text:style-name="P3">2015-07-07 / 16:59:24</text:p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office:value-type="string">
                  <text:p text:style-name="P4"><draw:a xlink:type="simple" xlink:href="http://www.portalprodiagnostico.com.co/NewEpsilon/contenido/RIS/WorkList/Transcripcion/SubirResultado.php?informe=MzQ0OTMy&amp;usuario=%20MTAzNjYxMjA1MA==" office:target-frame-name="pop-up" xlink:show="replace"><draw:frame draw:style-name="fr1" draw:name="gráficos9" text:anchor-type="as-char" svg:width="0.467cm" svg:height="0.467cm" draw:z-index="4"><draw:image xlink:href="http://www.portalprodiagnostico.com.co/NewEpsilon/images/apply.png" xlink:type="simple" xlink:show="embed" xlink:actuate="onLoad"/></draw:frame></draw:a></text:p>
                </table:table-cell>
                <table:table-cell table:style-name="Tabla6.A1" office:value-type="string">
                  <text:p text:style-name="P4"><draw:a xlink:type="simple" xlink:href="http://www.portalprodiagnostico.com.co/NewEpsilon/contenido/RIS/formularios/VistaPrevia1.php?informe=MzQ0OTMy" office:target-frame-name="popup" xlink:show="replace"><draw:frame draw:style-name="fr1" draw:name="gráficos10" text:anchor-type="as-char" svg:width="0.441cm" svg:height="0.441cm" draw:z-index="5"><draw:image xlink:href="http://www.portalprodiagnostico.com.co/NewEpsilon/images/fileprint.png" xlink:type="simple" xlink:show="embed" xlink:actuate="onLoad"/></draw:frame></draw:a></text:p>
                </table:table-cell>
                <table:table-cell table:style-name="Tabla6.A1" office:value-type="string">
                  <text:p text:style-name="P4"><draw:a xlink:type="simple" xlink:href="http://www.portalprodiagnostico.com.co/NewEpsilon/contenido/RIS/formularios/AccionesAgenda/VerDetalles.php?idInforme=MzQ0OTMy&amp;usuario=MTAzNjYxMjA1MA==" office:target-frame-name="pop-up" xlink:show="replace"><draw:frame draw:style-name="fr1" draw:name="gráficos11" text:anchor-type="as-char" svg:width="0.467cm" svg:height="0.467cm" draw:z-index="6"><draw:image xlink:href="http://www.portalprodiagnostico.com.co/NewEpsilon/images/kfind.png" xlink:type="simple" xlink:show="embed" xlink:actuate="onLoad"/></draw:frame></draw:a></text:p>
                </table:table-cell>
                <table:table-cell table:style-name="Tabla6.A1" office:value-type="string">
                  <text:p text:style-name="P4"><draw:a xlink:type="simple" xlink:href="http://www.portalprodiagnostico.com.co/NewEpsilon/contenido/RIS/WorkList/notes/EventosAdversos.php?idInforme=MzQ0OTMy&amp;usuario=MTAzNjYxMjA1MA==" office:target-frame-name="pop-up" xlink:show="replace"><draw:frame draw:style-name="fr1" draw:name="gráficos12" text:anchor-type="as-char" svg:width="0.467cm" svg:height="0.467cm" draw:z-index="7"><draw:image xlink:href="http://www.portalprodiagnostico.com.co/NewEpsilon/images/adblock.png" xlink:type="simple" xlink:show="embed" xlink:actuate="onLoad"/></draw:frame></draw:a></text:p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2">
          <table:table-cell table:style-name="Tabla3.A1" office:value-type="string">
            <text:p text:style-name="P2">3590628</text:p>
          </table:table-cell>
          <table:table-cell table:style-name="Tabla3.A1" office:value-type="string">
            <text:p text:style-name="P2">JOSE DE JESUS CUERVO</text:p>
          </table:table-cell>
          <table:table-cell table:style-name="Tabla3.A1" office:value-type="string">
            <text:p text:style-name="P2">ECOGRAFIA DE VIAS URINARIAS (RIÑONES VEJIGA Y PROSTATA TRANSABDOMINAL)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2" office:value-type="string">
            <text:p text:style-name="P3">2015-07-07 / 17:38:43</text:p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row>
                <table:table-cell table:style-name="Tabla7.A1" office:value-type="string">
                  <text:p text:style-name="P4"><draw:a xlink:type="simple" xlink:href="http://www.portalprodiagnostico.com.co/NewEpsilon/contenido/RIS/WorkList/Transcripcion/SubirResultado.php?informe=MzQ0NjY2&amp;usuario=%20MTAzNjYxMjA1MA==" office:target-frame-name="pop-up" xlink:show="replace"><draw:frame draw:style-name="fr1" draw:name="gráficos13" text:anchor-type="as-char" svg:width="0.467cm" svg:height="0.467cm" draw:z-index="8"><draw:image xlink:href="http://www.portalprodiagnostico.com.co/NewEpsilon/images/apply.png" xlink:type="simple" xlink:show="embed" xlink:actuate="onLoad"/></draw:frame></draw:a></text:p>
                </table:table-cell>
                <table:table-cell table:style-name="Tabla7.A1" office:value-type="string">
                  <text:p text:style-name="P4"><draw:a xlink:type="simple" xlink:href="http://www.portalprodiagnostico.com.co/NewEpsilon/contenido/RIS/formularios/VistaPrevia1.php?informe=MzQ0NjY2" office:target-frame-name="popup" xlink:show="replace"><draw:frame draw:style-name="fr1" draw:name="gráficos14" text:anchor-type="as-char" svg:width="0.441cm" svg:height="0.441cm" draw:z-index="9"><draw:image xlink:href="http://www.portalprodiagnostico.com.co/NewEpsilon/images/fileprint.png" xlink:type="simple" xlink:show="embed" xlink:actuate="onLoad"/></draw:frame></draw:a></text:p>
                </table:table-cell>
                <table:table-cell table:style-name="Tabla7.A1" office:value-type="string">
                  <text:p text:style-name="P4"><draw:a xlink:type="simple" xlink:href="http://www.portalprodiagnostico.com.co/NewEpsilon/contenido/RIS/formularios/AccionesAgenda/VerDetalles.php?idInforme=MzQ0NjY2&amp;usuario=MTAzNjYxMjA1MA==" office:target-frame-name="pop-up" xlink:show="replace"><draw:frame draw:style-name="fr1" draw:name="gráficos15" text:anchor-type="as-char" svg:width="0.467cm" svg:height="0.467cm" draw:z-index="10"><draw:image xlink:href="http://www.portalprodiagnostico.com.co/NewEpsilon/images/kfind.png" xlink:type="simple" xlink:show="embed" xlink:actuate="onLoad"/></draw:frame></draw:a></text:p>
                </table:table-cell>
                <table:table-cell table:style-name="Tabla7.A1" office:value-type="string">
                  <text:p text:style-name="P4"><draw:a xlink:type="simple" xlink:href="http://www.portalprodiagnostico.com.co/NewEpsilon/contenido/RIS/WorkList/notes/EventosAdversos.php?idInforme=MzQ0NjY2&amp;usuario=MTAzNjYxMjA1MA==" office:target-frame-name="pop-up" xlink:show="replace"><draw:frame draw:style-name="fr1" draw:name="gráficos16" text:anchor-type="as-char" svg:width="0.467cm" svg:height="0.467cm" draw:z-index="11"><draw:image xlink:href="http://www.portalprodiagnostico.com.co/NewEpsilon/images/adblock.png" xlink:type="simple" xlink:show="embed" xlink:actuate="onLoad"/></draw:frame></draw:a></text:p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1">
          <table:table-cell table:style-name="Tabla3.A1" office:value-type="string">
            <text:p text:style-name="P2">43004097</text:p>
          </table:table-cell>
          <table:table-cell table:style-name="Tabla3.A1" office:value-type="string">
            <text:p text:style-name="P2">NURY DEL SOCORRO LLANO MACIAS</text:p>
          </table:table-cell>
          <table:table-cell table:style-name="Tabla3.A1" office:value-type="string">
            <text:p text:style-name="P2">ECOGRAFIA DE MAMA CON TRANSDUCTOR DE ALTA FRECUENCIA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1" office:value-type="string">
            <text:p text:style-name="P3">2015-07-07 / 17:44:16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>
                <table:table-cell table:style-name="Tabla8.A1" office:value-type="string">
                  <text:p text:style-name="P4"><draw:a xlink:type="simple" xlink:href="http://www.portalprodiagnostico.com.co/NewEpsilon/contenido/RIS/WorkList/Transcripcion/SubirResultado.php?informe=MzQ0Njgy&amp;usuario=%20MTAzNjYxMjA1MA==" office:target-frame-name="pop-up" xlink:show="replace"><draw:frame draw:style-name="fr1" draw:name="gráficos17" text:anchor-type="as-char" svg:width="0.467cm" svg:height="0.467cm" draw:z-index="12"><draw:image xlink:href="http://www.portalprodiagnostico.com.co/NewEpsilon/images/apply.png" xlink:type="simple" xlink:show="embed" xlink:actuate="onLoad"/></draw:frame></draw:a></text:p>
                </table:table-cell>
                <table:table-cell table:style-name="Tabla8.A1" office:value-type="string">
                  <text:p text:style-name="P4"><draw:a xlink:type="simple" xlink:href="http://www.portalprodiagnostico.com.co/NewEpsilon/contenido/RIS/formularios/VistaPrevia1.php?informe=MzQ0Njgy" office:target-frame-name="popup" xlink:show="replace"><draw:frame draw:style-name="fr1" draw:name="gráficos18" text:anchor-type="as-char" svg:width="0.441cm" svg:height="0.441cm" draw:z-index="13"><draw:image xlink:href="http://www.portalprodiagnostico.com.co/NewEpsilon/images/fileprint.png" xlink:type="simple" xlink:show="embed" xlink:actuate="onLoad"/></draw:frame></draw:a></text:p>
                </table:table-cell>
                <table:table-cell table:style-name="Tabla8.A1" office:value-type="string">
                  <text:p text:style-name="P4"><draw:a xlink:type="simple" xlink:href="http://www.portalprodiagnostico.com.co/NewEpsilon/contenido/RIS/formularios/AccionesAgenda/VerDetalles.php?idInforme=MzQ0Njgy&amp;usuario=MTAzNjYxMjA1MA==" office:target-frame-name="pop-up" xlink:show="replace"><draw:frame draw:style-name="fr1" draw:name="gráficos19" text:anchor-type="as-char" svg:width="0.467cm" svg:height="0.467cm" draw:z-index="14"><draw:image xlink:href="http://www.portalprodiagnostico.com.co/NewEpsilon/images/kfind.png" xlink:type="simple" xlink:show="embed" xlink:actuate="onLoad"/></draw:frame></draw:a></text:p>
                </table:table-cell>
                <table:table-cell table:style-name="Tabla8.A1" office:value-type="string">
                  <text:p text:style-name="P4"><draw:a xlink:type="simple" xlink:href="http://www.portalprodiagnostico.com.co/NewEpsilon/contenido/RIS/WorkList/notes/EventosAdversos.php?idInforme=MzQ0Njgy&amp;usuario=MTAzNjYxMjA1MA==" office:target-frame-name="pop-up" xlink:show="replace"><draw:frame draw:style-name="fr1" draw:name="gráficos20" text:anchor-type="as-char" svg:width="0.467cm" svg:height="0.467cm" draw:z-index="15"><draw:image xlink:href="http://www.portalprodiagnostico.com.co/NewEpsilon/images/adblock.png" xlink:type="simple" xlink:show="embed" xlink:actuate="onLoad"/></draw:frame></draw:a></text:p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2">
          <table:table-cell table:style-name="Tabla3.A1" office:value-type="string">
            <text:p text:style-name="P2">71647179</text:p>
          </table:table-cell>
          <table:table-cell table:style-name="Tabla3.A1" office:value-type="string">
            <text:p text:style-name="P2">SAMUEL ANTONIO RIVERA VARGAS</text:p>
          </table:table-cell>
          <table:table-cell table:style-name="Tabla3.A1" office:value-type="string">
            <text:p text:style-name="P2">ECOGRAFIA DE VIAS URINARIAS (RIÑONES VEJIGA Y PROSTATA TRANSABDOMINAL)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2" office:value-type="string">
            <text:p text:style-name="P3">2015-07-07 / 17:49:49</text:p>
            <table:table table:name="Tabla9" table:style-name="Tabla9">
              <table:table-column table:style-name="Tabla9.A"/>
              <table:table-column table:style-name="Tabla9.B"/>
              <table:table-column table:style-name="Tabla9.C"/>
              <table:table-column table:style-name="Tabla9.D"/>
              <table:table-row>
                <table:table-cell table:style-name="Tabla9.A1" office:value-type="string">
                  <text:p text:style-name="P4"><draw:a xlink:type="simple" xlink:href="http://www.portalprodiagnostico.com.co/NewEpsilon/contenido/RIS/WorkList/Transcripcion/SubirResultado.php?informe=MzQ0NjU5&amp;usuario=%20MTAzNjYxMjA1MA==" office:target-frame-name="pop-up" xlink:show="replace"><draw:frame draw:style-name="fr1" draw:name="gráficos21" text:anchor-type="as-char" svg:width="0.467cm" svg:height="0.467cm" draw:z-index="16"><draw:image xlink:href="http://www.portalprodiagnostico.com.co/NewEpsilon/images/apply.png" xlink:type="simple" xlink:show="embed" xlink:actuate="onLoad"/></draw:frame></draw:a></text:p>
                </table:table-cell>
                <table:table-cell table:style-name="Tabla9.A1" office:value-type="string">
                  <text:p text:style-name="P4"><draw:a xlink:type="simple" xlink:href="http://www.portalprodiagnostico.com.co/NewEpsilon/contenido/RIS/formularios/VistaPrevia1.php?informe=MzQ0NjU5" office:target-frame-name="popup" xlink:show="replace"><draw:frame draw:style-name="fr1" draw:name="gráficos22" text:anchor-type="as-char" svg:width="0.441cm" svg:height="0.441cm" draw:z-index="17"><draw:image xlink:href="http://www.portalprodiagnostico.com.co/NewEpsilon/images/fileprint.png" xlink:type="simple" xlink:show="embed" xlink:actuate="onLoad"/></draw:frame></draw:a></text:p>
                </table:table-cell>
                <table:table-cell table:style-name="Tabla9.A1" office:value-type="string">
                  <text:p text:style-name="P4"><draw:a xlink:type="simple" xlink:href="http://www.portalprodiagnostico.com.co/NewEpsilon/contenido/RIS/formularios/AccionesAgenda/VerDetalles.php?idInforme=MzQ0NjU5&amp;usuario=MTAzNjYxMjA1MA==" office:target-frame-name="pop-up" xlink:show="replace"><draw:frame draw:style-name="fr1" draw:name="gráficos23" text:anchor-type="as-char" svg:width="0.467cm" svg:height="0.467cm" draw:z-index="18"><draw:image xlink:href="http://www.portalprodiagnostico.com.co/NewEpsilon/images/kfind.png" xlink:type="simple" xlink:show="embed" xlink:actuate="onLoad"/></draw:frame></draw:a></text:p>
                </table:table-cell>
                <table:table-cell table:style-name="Tabla9.A1" office:value-type="string">
                  <text:p text:style-name="P4"><draw:a xlink:type="simple" xlink:href="http://www.portalprodiagnostico.com.co/NewEpsilon/contenido/RIS/WorkList/notes/EventosAdversos.php?idInforme=MzQ0NjU5&amp;usuario=MTAzNjYxMjA1MA==" office:target-frame-name="pop-up" xlink:show="replace"><draw:frame draw:style-name="fr1" draw:name="gráficos24" text:anchor-type="as-char" svg:width="0.467cm" svg:height="0.467cm" draw:z-index="19"><draw:image xlink:href="http://www.portalprodiagnostico.com.co/NewEpsilon/images/adblock.png" xlink:type="simple" xlink:show="embed" xlink:actuate="onLoad"/></draw:frame></draw:a></text:p>
                </table:table-cell>
              </table:table-row>
            </table:table>
            <text:p text:style-name="Table_20_Contents"/>
          </table:table-cell>
          <table:table-cell table:style-name="Tabla3.A1" office:value-type="string">
            <text:p text:style-name="P1"/>
          </table:table-cell>
        </table:table-row>
        <table:table-row table:style-name="Tabla3.1">
          <table:table-cell table:style-name="Tabla3.A1" office:value-type="string">
            <text:p text:style-name="P2">1223912</text:p>
          </table:table-cell>
          <table:table-cell table:style-name="Tabla3.A1" office:value-type="string">
            <text:p text:style-name="P2">MARTINIANO MEDINA GRISALES</text:p>
          </table:table-cell>
          <table:table-cell table:style-name="Tabla3.A1" office:value-type="string">
            <text:p text:style-name="P2">ECOGRAFIA DE TORAX: PERICARDIO O PLEURA</text:p>
          </table:table-cell>
          <table:table-cell table:style-name="Tabla3.A1" office:value-type="string">
            <text:p text:style-name="P2">N/A</text:p>
          </table:table-cell>
          <table:table-cell table:style-name="Tabla3.A1" office:value-type="string">
            <text:p text:style-name="P2">ARLENSON VARGAS URREA</text:p>
          </table:table-cell>
          <table:table-cell table:style-name="Tabla3.F1" office:value-type="string">
            <text:p text:style-name="P3">2015-07-07 / 17:53:44</text:p>
          </table:table-cell>
          <table:table-cell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8:07:35.70</meta:creation-date>
    <meta:document-statistic meta:table-count="9" meta:image-count="20" meta:object-count="0" meta:page-count="1" meta:paragraph-count="74" meta:word-count="182" meta:character-count="1315"/>
    <dc:date>2015-07-07T18:09:28.85</dc:date>
    <meta:editing-duration>PT1M53S</meta:editing-duration>
    <meta:editing-cycles>1</meta:editing-cycles>
    <meta:generator>OpenOffice/4.1.1$Win32 OpenOffice.org_project/411m6$Build-9775</meta:generator>
  </office:meta>
</office:document-meta>
</file>